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lingVerboseMockitoTest.cleanStackTr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lingVerboseMockitoTest.shouldNotLogAnythingWhenNoWarn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lingVerboseMockitoTest.shouldLogUnusedStubbingWarningWhenTestF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